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4.7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108.31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95.95pt"/>
    </style:style>
    <style:style style:name="co10" style:family="table-column">
      <style:table-column-properties fo:break-before="auto" style:column-width="70.44pt"/>
    </style:style>
    <style:style style:name="co11" style:family="table-column">
      <style:table-column-properties fo:break-before="auto" style:column-width="45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_table_avg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plitLayer</text:p>
          </table:table-cell>
          <table:table-cell office:value-type="string" calcext:value-type="string">
            <text:p>1stInfTime</text:p>
          </table:table-cell>
          <table:table-cell office:value-type="string" calcext:value-type="string">
            <text:p>2ndInfTime</text:p>
          </table:table-cell>
          <table:table-cell office:value-type="string" calcext:value-type="string">
            <text:p>oscarJobTime</text:p>
          </table:table-cell>
          <table:table-cell office:value-type="string" calcext:value-type="string">
            <text:p>kubePodTime</text:p>
          </table:table-cell>
          <table:table-cell office:value-type="string" calcext:value-type="string">
            <text:p>tensorSaveTime</text:p>
          </table:table-cell>
          <table:table-cell office:value-type="string" calcext:value-type="string">
            <text:p>tensorLoadTime</text:p>
          </table:table-cell>
          <table:table-cell office:value-type="string" calcext:value-type="string">
            <text:p>tensorLenght</text:p>
          </table:table-cell>
          <table:table-cell office:value-type="string" calcext:value-type="string">
            <text:p>networkingTime</text:p>
          </table:table-cell>
          <table:table-cell office:value-type="string" calcext:value-type="string">
            <text:p>singleLayerInfTime</text:p>
          </table:table-cell>
          <table:table-cell office:value-type="string" calcext:value-type="string">
            <text:p>OpType</text:p>
          </table:table-cell>
          <table:table-cell office:value-type="string" calcext:value-type="string">
            <text:p>NrParameters</text:p>
          </table:table-cell>
          <table:table-cell office:value-type="string" calcext:value-type="string">
            <text:p>FLOPS</text:p>
          </table:table-cell>
          <table:table-cell/>
        </table:table-row>
        <table:table-row table:style-name="ro1">
          <table:table-cell office:value-type="string" calcext:value-type="string">
            <text:p>NO_SPLIT</text:p>
          </table:table-cell>
          <table:table-cell office:value-type="float" office:value="0.246612205795827" calcext:value-type="float">
            <text:p>0.24661220579582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_SPLIT</text:p>
          </table:table-cell>
          <table:table-cell office:value-type="float" office:value="0" calcext:value-type="float">
            <text:p>0</text:p>
          </table:table-cell>
          <table:table-cell office:value-type="float" office:value="1.49221738839988" calcext:value-type="float">
            <text:p>1.49221738839988</text:p>
          </table:table-cell>
          <table:table-cell office:value-type="float" office:value="2.3816" calcext:value-type="float">
            <text:p>2.3816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0.00857308000558987" calcext:value-type="float">
            <text:p>0.00857308000559</text:p>
          </table:table-cell>
          <table:table-cell office:value-type="float" office:value="2457600" calcext:value-type="float">
            <text:p>2457600</text:p>
          </table:table-cell>
          <table:table-cell office:value-type="float" office:value="0.163906300003873" calcext:value-type="float">
            <text:p>0.1639063000038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tial-mobilenetv2_1.00_160-bn_Conv1-FusedBatchNormV3_0</text:p>
          </table:table-cell>
          <table:table-cell office:value-type="float" office:value="0.0306866894010454" calcext:value-type="float">
            <text:p>0.030686689401046</text:p>
          </table:table-cell>
          <table:table-cell office:value-type="float" office:value="1.33626045479614" calcext:value-type="float">
            <text:p>1.33626045479614</text:p>
          </table:table-cell>
          <table:table-cell office:value-type="float" office:value="2.3448" calcext:value-type="float">
            <text:p>2.3448</text:p>
          </table:table-cell>
          <table:table-cell office:value-type="float" office:value="5.2" calcext:value-type="float">
            <text:p>5.2</text:p>
          </table:table-cell>
          <table:table-cell office:value-type="float" office:value="0.0593050110037439" calcext:value-type="float">
            <text:p>0.059305011003744</text:p>
          </table:table-cell>
          <table:table-cell office:value-type="float" office:value="0.0225835610035574" calcext:value-type="float">
            <text:p>0.022583561003558</text:p>
          </table:table-cell>
          <table:table-cell office:value-type="float" office:value="6553600" calcext:value-type="float">
            <text:p>6553600</text:p>
          </table:table-cell>
          <table:table-cell office:value-type="float" office:value="0.203350297000725" calcext:value-type="float">
            <text:p>0.203350297000725</text:p>
          </table:table-cell>
          <table:table-cell office:value-type="float" office:value="0.0283292567968601" calcext:value-type="float">
            <text:p>0.02832925679686</text:p>
          </table:table-cell>
          <table:table-cell office:value-type="string" calcext:value-type="string">
            <text:p>Conv</text:p>
          </table:table-cell>
          <table:table-cell office:value-type="float" office:value="896" calcext:value-type="float">
            <text:p>896</text:p>
          </table:table-cell>
          <table:table-cell office:value-type="float" office:value="864" calcext:value-type="float">
            <text:p>864</text:p>
          </table:table-cell>
          <table:table-cell table:formula="of:=(SUM([.$J$4:.J4])-[.B4])/[.B4]" office:value-type="float" office:value="-0.0768226436347022" calcext:value-type="float">
            <text:p>-0.076822643634702</text:p>
          </table:table-cell>
        </table:table-row>
        <table:table-row table:style-name="ro1">
          <table:table-cell office:value-type="string" calcext:value-type="string">
            <text:p>sequential-mobilenetv2_1.00_160-expanded_conv_depthwise_BN-FusedBatchNormV3_0</text:p>
          </table:table-cell>
          <table:table-cell office:value-type="float" office:value="0.0283061066002119" calcext:value-type="float">
            <text:p>0.028306106600212</text:p>
          </table:table-cell>
          <table:table-cell office:value-type="float" office:value="1.44122242420272" calcext:value-type="float">
            <text:p>1.44122242420272</text:p>
          </table:table-cell>
          <table:table-cell office:value-type="float" office:value="2.3838" calcext:value-type="float">
            <text:p>2.3838</text:p>
          </table:table-cell>
          <table:table-cell office:value-type="float" office:value="5.4" calcext:value-type="float">
            <text:p>5.4</text:p>
          </table:table-cell>
          <table:table-cell office:value-type="float" office:value="0.0616635530022904" calcext:value-type="float">
            <text:p>0.061663553002291</text:p>
          </table:table-cell>
          <table:table-cell office:value-type="float" office:value="0.021874159006984" calcext:value-type="float">
            <text:p>0.021874159006984</text:p>
          </table:table-cell>
          <table:table-cell office:value-type="float" office:value="6553600" calcext:value-type="float">
            <text:p>6553600</text:p>
          </table:table-cell>
          <table:table-cell office:value-type="float" office:value="0.199554991995683" calcext:value-type="float">
            <text:p>0.199554991995683</text:p>
          </table:table-cell>
          <table:table-cell office:value-type="float" office:value="0.0229613974021049" calcext:value-type="float">
            <text:p>0.022961397402105</text:p>
          </table:table-cell>
          <table:table-cell office:value-type="string" calcext:value-type="string">
            <text:p>Conv</text:p>
          </table:table-cell>
          <table:table-cell office:value-type="float" office:value="320" calcext:value-type="float">
            <text:p>320</text:p>
          </table:table-cell>
          <table:table-cell office:value-type="float" office:value="9312" calcext:value-type="float">
            <text:p>9312</text:p>
          </table:table-cell>
          <table:table-cell table:formula="of:=(SUM([.$J$4:.J5])-[.B5])/[.B5]" office:value-type="float" office:value="0.811999612782531" calcext:value-type="float">
            <text:p>0.811999612782531</text:p>
          </table:table-cell>
        </table:table-row>
        <table:table-row table:style-name="ro1">
          <table:table-cell office:value-type="string" calcext:value-type="string">
            <text:p>sequential-mobilenetv2_1.00_160-expanded_conv_project_BN-FusedBatchNormV3_0</text:p>
          </table:table-cell>
          <table:table-cell office:value-type="float" office:value="0.0234670342091704" calcext:value-type="float">
            <text:p>0.02346703420917</text:p>
          </table:table-cell>
          <table:table-cell office:value-type="float" office:value="1.42612231740204" calcext:value-type="float">
            <text:p>1.42612231740204</text:p>
          </table:table-cell>
          <table:table-cell office:value-type="float" office:value="2.3012" calcext:value-type="float">
            <text:p>2.3012</text:p>
          </table:table-cell>
          <table:table-cell office:value-type="float" office:value="5" calcext:value-type="float">
            <text:p>5</text:p>
          </table:table-cell>
          <table:table-cell office:value-type="float" office:value="0.0216935770004056" calcext:value-type="float">
            <text:p>0.021693577000406</text:p>
          </table:table-cell>
          <table:table-cell office:value-type="float" office:value="0.0112937189987861" calcext:value-type="float">
            <text:p>0.011293718998786</text:p>
          </table:table-cell>
          <table:table-cell office:value-type="float" office:value="3276800" calcext:value-type="float">
            <text:p>3276800</text:p>
          </table:table-cell>
          <table:table-cell office:value-type="float" office:value="0.19152115000179" calcext:value-type="float">
            <text:p>0.19152115000179</text:p>
          </table:table-cell>
          <table:table-cell office:value-type="float" office:value="0.014958931595902" calcext:value-type="float">
            <text:p>0.014958931595902</text:p>
          </table:table-cell>
          <table:table-cell office:value-type="string" calcext:value-type="string">
            <text:p>Conv</text:p>
          </table:table-cell>
          <table:table-cell office:value-type="float" office:value="528" calcext:value-type="float">
            <text:p>528</text:p>
          </table:table-cell>
          <table:table-cell office:value-type="float" office:value="608" calcext:value-type="float">
            <text:p>608</text:p>
          </table:table-cell>
          <table:table-cell table:formula="of:=(SUM([.$J$4:.J6])-[.B6])/[.B6]" office:value-type="float" office:value="1.82309154213353" calcext:value-type="float">
            <text:p>1.82309154213353</text:p>
          </table:table-cell>
        </table:table-row>
        <table:table-row table:style-name="ro1">
          <table:table-cell office:value-type="string" calcext:value-type="string">
            <text:p>sequential-mobilenetv2_1.00_160-block_1_expand-Conv2D_0</text:p>
          </table:table-cell>
          <table:table-cell office:value-type="float" office:value="0.0862110162008321" calcext:value-type="float">
            <text:p>0.086211016200832</text:p>
          </table:table-cell>
          <table:table-cell office:value-type="float" office:value="1.06360992319824" calcext:value-type="float">
            <text:p>1.06360992319824</text:p>
          </table:table-cell>
          <table:table-cell office:value-type="float" office:value="2.3434" calcext:value-type="float">
            <text:p>2.3434</text:p>
          </table:table-cell>
          <table:table-cell office:value-type="float" office:value="5.4" calcext:value-type="float">
            <text:p>5.4</text:p>
          </table:table-cell>
          <table:table-cell office:value-type="float" office:value="0.417561965994537" calcext:value-type="float">
            <text:p>0.417561965994537</text:p>
          </table:table-cell>
          <table:table-cell office:value-type="float" office:value="0.0657108480081661" calcext:value-type="float">
            <text:p>0.065710848008166</text:p>
          </table:table-cell>
          <table:table-cell office:value-type="float" office:value="19660800" calcext:value-type="float">
            <text:p>19660800</text:p>
          </table:table-cell>
          <table:table-cell office:value-type="float" office:value="0.599585502000991" calcext:value-type="float">
            <text:p>0.599585502000991</text:p>
          </table:table-cell>
          <table:table-cell office:value-type="float" office:value="0.0713956921972567" calcext:value-type="float">
            <text:p>0.071395692197257</text:p>
          </table:table-cell>
          <table:table-cell office:value-type="string" calcext:value-type="string">
            <text:p>Conv</text:p>
          </table:table-cell>
          <table:table-cell table:number-columns-repeated="2" office:value-type="float" office:value="1536" calcext:value-type="float">
            <text:p>1536</text:p>
          </table:table-cell>
          <table:table-cell table:formula="of:=(SUM([.$J$4:.J7])-[.B7])/[.B7]" office:value-type="float" office:value="0.596608926073594" calcext:value-type="float">
            <text:p>0.596608926073594</text:p>
          </table:table-cell>
        </table:table-row>
        <table:table-row table:style-name="ro1">
          <table:table-cell office:value-type="string" calcext:value-type="string">
            <text:p>sequential-mobilenetv2_1.00_160-block_1_expand_BN-FusedBatchNormV3_0</text:p>
          </table:table-cell>
          <table:table-cell office:value-type="float" office:value="0.0917268991935998" calcext:value-type="float">
            <text:p>0.0917268991936</text:p>
          </table:table-cell>
          <table:table-cell office:value-type="float" office:value="1.2154010510043" calcext:value-type="float">
            <text:p>1.2154010510043</text:p>
          </table:table-cell>
          <table:table-cell office:value-type="float" office:value="2.5132" calcext:value-type="float">
            <text:p>2.5132</text:p>
          </table:table-cell>
          <table:table-cell office:value-type="float" office:value="5.8" calcext:value-type="float">
            <text:p>5.8</text:p>
          </table:table-cell>
          <table:table-cell office:value-type="float" office:value="0.382442270987667" calcext:value-type="float">
            <text:p>0.382442270987667</text:p>
          </table:table-cell>
          <table:table-cell office:value-type="float" office:value="0.065643206005916" calcext:value-type="float">
            <text:p>0.065643206005916</text:p>
          </table:table-cell>
          <table:table-cell office:value-type="float" office:value="19660800" calcext:value-type="float">
            <text:p>19660800</text:p>
          </table:table-cell>
          <table:table-cell office:value-type="float" office:value="0.490001237994875" calcext:value-type="float">
            <text:p>0.490001237994875</text:p>
          </table:table-cell>
          <table:table-cell office:value-type="float" office:value="0.0615810493996833" calcext:value-type="float">
            <text:p>0.061581049399683</text:p>
          </table:table-cell>
          <table:table-cell office:value-type="string" calcext:value-type="string">
            <text:p>BatchNormalization</text:p>
          </table:table-cell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 table:formula="of:=(SUM([.$J$4:.J8])-[.B8])/[.B8]" office:value-type="float" office:value="1.17195096687306" calcext:value-type="float">
            <text:p>1.17195096687306</text:p>
          </table:table-cell>
        </table:table-row>
        <table:table-row table:style-name="ro1">
          <table:table-cell office:value-type="string" calcext:value-type="string">
            <text:p>sequential-mobilenetv2_1.00_160-block_1_pad-Pad_0</text:p>
          </table:table-cell>
          <table:table-cell office:value-type="float" office:value="0.109382323999307" calcext:value-type="float">
            <text:p>0.109382323999307</text:p>
          </table:table-cell>
          <table:table-cell office:value-type="float" office:value="1.24953177679854" calcext:value-type="float">
            <text:p>1.24953177679854</text:p>
          </table:table-cell>
          <table:table-cell office:value-type="float" office:value="2.5356" calcext:value-type="float">
            <text:p>2.5356</text:p>
          </table:table-cell>
          <table:table-cell office:value-type="float" office:value="6" calcext:value-type="float">
            <text:p>6</text:p>
          </table:table-cell>
          <table:table-cell office:value-type="float" office:value="0.346215694997227" calcext:value-type="float">
            <text:p>0.346215694997227</text:p>
          </table:table-cell>
          <table:table-cell office:value-type="float" office:value="0.0678851959964959" calcext:value-type="float">
            <text:p>0.067885195996496</text:p>
          </table:table-cell>
          <table:table-cell office:value-type="float" office:value="20155392" calcext:value-type="float">
            <text:p>20155392</text:p>
          </table:table-cell>
          <table:table-cell office:value-type="float" office:value="0.570595255005173" calcext:value-type="float">
            <text:p>0.570595255005173</text:p>
          </table:table-cell>
          <table:table-cell office:value-type="float" office:value="0.0894864743953804" calcext:value-type="float">
            <text:p>0.08948647439538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formula="of:=(SUM([.$J$4:.J9])-[.B9])/[.B9]" office:value-type="float" office:value="1.63948315624576" calcext:value-type="float">
            <text:p>1.63948315624576</text:p>
          </table:table-cell>
        </table:table-row>
        <table:table-row table:style-name="ro1">
          <table:table-cell office:value-type="string" calcext:value-type="string">
            <text:p>sequential-mobilenetv2_1.00_160-block_1_depthwise_BN-FusedBatchNormV3_0</text:p>
          </table:table-cell>
          <table:table-cell office:value-type="float" office:value="0.100537204800639" calcext:value-type="float">
            <text:p>0.100537204800639</text:p>
          </table:table-cell>
          <table:table-cell office:value-type="float" office:value="1.06022902199766" calcext:value-type="float">
            <text:p>1.06022902199766</text:p>
          </table:table-cell>
          <table:table-cell office:value-type="float" office:value="1.9588" calcext:value-type="float">
            <text:p>1.9588</text:p>
          </table:table-cell>
          <table:table-cell office:value-type="float" office:value="5" calcext:value-type="float">
            <text:p>5</text:p>
          </table:table-cell>
          <table:table-cell office:value-type="float" office:value="0.0339921139966464" calcext:value-type="float">
            <text:p>0.033992113996646</text:p>
          </table:table-cell>
          <table:table-cell office:value-type="float" office:value="0.0170239950093674" calcext:value-type="float">
            <text:p>0.017023995009367</text:p>
          </table:table-cell>
          <table:table-cell office:value-type="float" office:value="4915200" calcext:value-type="float">
            <text:p>4915200</text:p>
          </table:table-cell>
          <table:table-cell office:value-type="float" office:value="0.197996019996936" calcext:value-type="float">
            <text:p>0.197996019996936</text:p>
          </table:table-cell>
          <table:table-cell office:value-type="float" office:value="0.0302007328049513" calcext:value-type="float">
            <text:p>0.030200732804951</text:p>
          </table:table-cell>
          <table:table-cell office:value-type="string" calcext:value-type="string">
            <text:p>Conv</text:p>
          </table:table-cell>
          <table:table-cell office:value-type="float" office:value="960" calcext:value-type="float">
            <text:p>960</text:p>
          </table:table-cell>
          <table:table-cell office:value-type="float" office:value="82944" calcext:value-type="float">
            <text:p>82944</text:p>
          </table:table-cell>
          <table:table-cell table:formula="of:=(SUM([.$J$4:.J10])-[.B10])/[.B10]" office:value-type="float" office:value="2.17209470090729" calcext:value-type="float">
            <text:p>2.17209470090729</text:p>
          </table:table-cell>
        </table:table-row>
        <table:table-row table:style-name="ro1">
          <table:table-cell office:value-type="string" calcext:value-type="string">
            <text:p>sequential-mobilenetv2_1.00_160-block_1_project_BN-FusedBatchNormV3_0</text:p>
          </table:table-cell>
          <table:table-cell office:value-type="float" office:value="0.101116743002785" calcext:value-type="float">
            <text:p>0.101116743002785</text:p>
          </table:table-cell>
          <table:table-cell office:value-type="float" office:value="1.01558706940268" calcext:value-type="float">
            <text:p>1.01558706940268</text:p>
          </table:table-cell>
          <table:table-cell office:value-type="float" office:value="1.8224" calcext:value-type="float">
            <text:p>1.8224</text:p>
          </table:table-cell>
          <table:table-cell office:value-type="float" office:value="4.8" calcext:value-type="float">
            <text:p>4.8</text:p>
          </table:table-cell>
          <table:table-cell office:value-type="float" office:value="0.00837072099966463" calcext:value-type="float">
            <text:p>0.008370720999665</text:p>
          </table:table-cell>
          <table:table-cell office:value-type="float" office:value="0.00419153198890854" calcext:value-type="float">
            <text:p>0.004191531988909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.122165399996447" calcext:value-type="float">
            <text:p>0.122165399996447</text:p>
          </table:table-cell>
          <table:table-cell office:value-type="float" office:value="0.0103625275951345" calcext:value-type="float">
            <text:p>0.010362527595135</text:p>
          </table:table-cell>
          <table:table-cell office:value-type="string" calcext:value-type="string">
            <text:p>Conv</text:p>
          </table:table-cell>
          <table:table-cell office:value-type="float" office:value="2328" calcext:value-type="float">
            <text:p>2328</text:p>
          </table:table-cell>
          <table:table-cell office:value-type="float" office:value="2592" calcext:value-type="float">
            <text:p>2592</text:p>
          </table:table-cell>
          <table:table-cell table:formula="of:=(SUM([.$J$4:.J11])-[.B11])/[.B11]" office:value-type="float" office:value="2.25639505792036" calcext:value-type="float">
            <text:p>2.25639505792036</text:p>
          </table:table-cell>
        </table:table-row>
        <table:table-row table:style-name="ro1">
          <table:table-cell office:value-type="string" calcext:value-type="string">
            <text:p>sequential-mobilenetv2_1.00_160-block_2_add-add_0</text:p>
          </table:table-cell>
          <table:table-cell office:value-type="float" office:value="0.11189670060121" calcext:value-type="float">
            <text:p>0.11189670060121</text:p>
          </table:table-cell>
          <table:table-cell office:value-type="float" office:value="0.992289109405828" calcext:value-type="float">
            <text:p>0.992289109405828</text:p>
          </table:table-cell>
          <table:table-cell office:value-type="float" office:value="1.8074" calcext:value-type="float">
            <text:p>1.8074</text:p>
          </table:table-cell>
          <table:table-cell office:value-type="float" office:value="4.8" calcext:value-type="float">
            <text:p>4.8</text:p>
          </table:table-cell>
          <table:table-cell office:value-type="float" office:value="0.00842870300402865" calcext:value-type="float">
            <text:p>0.008428703004029</text:p>
          </table:table-cell>
          <table:table-cell office:value-type="float" office:value="0.00442101999942679" calcext:value-type="float">
            <text:p>0.004421019999427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.12370136899699" calcext:value-type="float">
            <text:p>0.12370136899699</text:p>
          </table:table-cell>
          <table:table-cell office:value-type="float" office:value="0.0146144129976165" calcext:value-type="float">
            <text:p>0.014614412997617</text:p>
          </table:table-cell>
          <table:table-cell office:value-type="string" calcext:value-type="string">
            <text:p>Add</text:p>
          </table:table-cell>
          <table:table-cell office:value-type="float" office:value="8952" calcext:value-type="float">
            <text:p>8952</text:p>
          </table:table-cell>
          <table:table-cell office:value-type="float" office:value="233232" calcext:value-type="float">
            <text:p>233232</text:p>
          </table:table-cell>
          <table:table-cell table:formula="of:=(SUM([.$J$4:.J12])-[.B12])/[.B12]" office:value-type="float" office:value="2.0732852116032" calcext:value-type="float">
            <text:p>2.0732852116032</text:p>
          </table:table-cell>
        </table:table-row>
        <table:table-row table:style-name="ro1">
          <table:table-cell office:value-type="string" calcext:value-type="string">
            <text:p>sequential-mobilenetv2_1.00_160-block_3_expand_BN-FusedBatchNormV3_0</text:p>
          </table:table-cell>
          <table:table-cell office:value-type="float" office:value="0.123685298196506" calcext:value-type="float">
            <text:p>0.123685298196506</text:p>
          </table:table-cell>
          <table:table-cell office:value-type="float" office:value="0.738100298197241" calcext:value-type="float">
            <text:p>0.738100298197241</text:p>
          </table:table-cell>
          <table:table-cell office:value-type="float" office:value="1.7566" calcext:value-type="float">
            <text:p>1.7566</text:p>
          </table:table-cell>
          <table:table-cell office:value-type="float" office:value="4.6" calcext:value-type="float">
            <text:p>4.6</text:p>
          </table:table-cell>
          <table:table-cell office:value-type="float" office:value="0.0614348829985829" calcext:value-type="float">
            <text:p>0.061434882998583</text:p>
          </table:table-cell>
          <table:table-cell office:value-type="float" office:value="0.0247580360010034" calcext:value-type="float">
            <text:p>0.024758036001003</text:p>
          </table:table-cell>
          <table:table-cell office:value-type="float" office:value="7372800" calcext:value-type="float">
            <text:p>7372800</text:p>
          </table:table-cell>
          <table:table-cell office:value-type="float" office:value="0.242758378008148" calcext:value-type="float">
            <text:p>0.242758378008148</text:p>
          </table:table-cell>
          <table:table-cell office:value-type="float" office:value="0.017359691800084" calcext:value-type="float">
            <text:p>0.017359691800084</text:p>
          </table:table-cell>
          <table:table-cell office:value-type="string" calcext:value-type="string">
            <text:p>Conv</text:p>
          </table:table-cell>
          <table:table-cell office:value-type="float" office:value="3600" calcext:value-type="float">
            <text:p>3600</text:p>
          </table:table-cell>
          <table:table-cell office:value-type="float" office:value="3456" calcext:value-type="float">
            <text:p>3456</text:p>
          </table:table-cell>
          <table:table-cell table:formula="of:=(SUM([.$J$4:.J13])-[.B13])/[.B13]" office:value-type="float" office:value="1.92072034633441" calcext:value-type="float">
            <text:p>1.92072034633441</text:p>
          </table:table-cell>
        </table:table-row>
        <table:table-row table:style-name="ro1">
          <table:table-cell office:value-type="string" calcext:value-type="string">
            <text:p>sequential-mobilenetv2_1.00_160-block_3_pad-Pad_0</text:p>
          </table:table-cell>
          <table:table-cell office:value-type="float" office:value="0.13069192560215" calcext:value-type="float">
            <text:p>0.13069192560215</text:p>
          </table:table-cell>
          <table:table-cell office:value-type="float" office:value="1.01268008019542" calcext:value-type="float">
            <text:p>1.01268008019542</text:p>
          </table:table-cell>
          <table:table-cell office:value-type="float" office:value="2.0208" calcext:value-type="float">
            <text:p>2.0208</text:p>
          </table:table-cell>
          <table:table-cell office:value-type="float" office:value="4.6" calcext:value-type="float">
            <text:p>4.6</text:p>
          </table:table-cell>
          <table:table-cell office:value-type="float" office:value="0.0866001510003116" calcext:value-type="float">
            <text:p>0.086600151000312</text:p>
          </table:table-cell>
          <table:table-cell office:value-type="float" office:value="0.0282116989983479" calcext:value-type="float">
            <text:p>0.028211698998348</text:p>
          </table:table-cell>
          <table:table-cell office:value-type="float" office:value="7746048" calcext:value-type="float">
            <text:p>7746048</text:p>
          </table:table-cell>
          <table:table-cell office:value-type="float" office:value="0.295714300009422" calcext:value-type="float">
            <text:p>0.295714300009422</text:p>
          </table:table-cell>
          <table:table-cell office:value-type="float" office:value="0.023426957798074" calcext:value-type="float">
            <text:p>0.023426957798074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formula="of:=(SUM([.$J$4:.J14])-[.B14])/[.B14]" office:value-type="float" office:value="1.94338860653162" calcext:value-type="float">
            <text:p>1.94338860653162</text:p>
          </table:table-cell>
        </table:table-row>
        <table:table-row table:style-name="ro1">
          <table:table-cell office:value-type="string" calcext:value-type="string">
            <text:p>sequential-mobilenetv2_1.00_160-block_3_depthwise_BN-FusedBatchNormV3_0</text:p>
          </table:table-cell>
          <table:table-cell office:value-type="float" office:value="0.127968928593327" calcext:value-type="float">
            <text:p>0.127968928593327</text:p>
          </table:table-cell>
          <table:table-cell office:value-type="float" office:value="0.873422675600159" calcext:value-type="float">
            <text:p>0.873422675600159</text:p>
          </table:table-cell>
          <table:table-cell office:value-type="float" office:value="1.6968" calcext:value-type="float">
            <text:p>1.6968</text:p>
          </table:table-cell>
          <table:table-cell office:value-type="float" office:value="4.8" calcext:value-type="float">
            <text:p>4.8</text:p>
          </table:table-cell>
          <table:table-cell office:value-type="float" office:value="0.0115753349964507" calcext:value-type="float">
            <text:p>0.011575334996451</text:p>
          </table:table-cell>
          <table:table-cell office:value-type="float" office:value="0.00619297398952767" calcext:value-type="float">
            <text:p>0.006192973989528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0.154082758002915" calcext:value-type="float">
            <text:p>0.154082758002915</text:p>
          </table:table-cell>
          <table:table-cell office:value-type="float" office:value="0.0111207642068621" calcext:value-type="float">
            <text:p>0.011120764206862</text:p>
          </table:table-cell>
          <table:table-cell office:value-type="string" calcext:value-type="string">
            <text:p>Conv</text:p>
          </table:table-cell>
          <table:table-cell office:value-type="float" office:value="1440" calcext:value-type="float">
            <text:p>1440</text:p>
          </table:table-cell>
          <table:table-cell office:value-type="float" office:value="186624" calcext:value-type="float">
            <text:p>186624</text:p>
          </table:table-cell>
          <table:table-cell table:formula="of:=(SUM([.$J$4:.J15])-[.B15])/[.B15]" office:value-type="float" office:value="2.09292180016382" calcext:value-type="float">
            <text:p>2.09292180016382</text:p>
          </table:table-cell>
        </table:table-row>
        <table:table-row table:style-name="ro1">
          <table:table-cell office:value-type="string" calcext:value-type="string">
            <text:p>sequential-mobilenetv2_1.00_160-block_3_project_BN-FusedBatchNormV3_0</text:p>
          </table:table-cell>
          <table:table-cell office:value-type="float" office:value="0.128280608603382" calcext:value-type="float">
            <text:p>0.128280608603382</text:p>
          </table:table-cell>
          <table:table-cell office:value-type="float" office:value="0.842434578403481" calcext:value-type="float">
            <text:p>0.842434578403481</text:p>
          </table:table-cell>
          <table:table-cell office:value-type="float" office:value="1.6406" calcext:value-type="float">
            <text:p>1.6406</text:p>
          </table:table-cell>
          <table:table-cell office:value-type="float" office:value="4.8" calcext:value-type="float">
            <text:p>4.8</text:p>
          </table:table-cell>
          <table:table-cell office:value-type="float" office:value="0.00245599800837226" calcext:value-type="float">
            <text:p>0.002455998008372</text:p>
          </table:table-cell>
          <table:table-cell office:value-type="float" office:value="0.00146034700446762" calcext:value-type="float">
            <text:p>0.001460347004468</text:p>
          </table:table-cell>
          <table:table-cell office:value-type="float" office:value="409600" calcext:value-type="float">
            <text:p>409600</text:p>
          </table:table-cell>
          <table:table-cell office:value-type="float" office:value="0.0857796939963009" calcext:value-type="float">
            <text:p>0.085779693996301</text:p>
          </table:table-cell>
          <table:table-cell office:value-type="float" office:value="0.0049707316007698" calcext:value-type="float">
            <text:p>0.00497073160077</text:p>
          </table:table-cell>
          <table:table-cell office:value-type="string" calcext:value-type="string">
            <text:p>Conv</text:p>
          </table:table-cell>
          <table:table-cell office:value-type="float" office:value="4640" calcext:value-type="float">
            <text:p>4640</text:p>
          </table:table-cell>
          <table:table-cell office:value-type="float" office:value="5040" calcext:value-type="float">
            <text:p>5040</text:p>
          </table:table-cell>
          <table:table-cell table:formula="of:=(SUM([.$J$4:.J16])-[.B16])/[.B16]" office:value-type="float" office:value="2.12415590285962" calcext:value-type="float">
            <text:p>2.12415590285962</text:p>
          </table:table-cell>
        </table:table-row>
        <table:table-row table:style-name="ro1">
          <table:table-cell office:value-type="string" calcext:value-type="string">
            <text:p>sequential-mobilenetv2_1.00_160-block_4_add-add_0</text:p>
          </table:table-cell>
          <table:table-cell office:value-type="float" office:value="0.133817233203445" calcext:value-type="float">
            <text:p>0.133817233203445</text:p>
          </table:table-cell>
          <table:table-cell office:value-type="float" office:value="0.719089225801872" calcext:value-type="float">
            <text:p>0.719089225801872</text:p>
          </table:table-cell>
          <table:table-cell office:value-type="float" office:value="1.525" calcext:value-type="float">
            <text:p>1.525</text:p>
          </table:table-cell>
          <table:table-cell office:value-type="float" office:value="4.6" calcext:value-type="float">
            <text:p>4.6</text:p>
          </table:table-cell>
          <table:table-cell office:value-type="float" office:value="0.0023224580072565" calcext:value-type="float">
            <text:p>0.002322458007257</text:p>
          </table:table-cell>
          <table:table-cell office:value-type="float" office:value="0.00148868399264757" calcext:value-type="float">
            <text:p>0.001488683992648</text:p>
          </table:table-cell>
          <table:table-cell office:value-type="float" office:value="409600" calcext:value-type="float">
            <text:p>409600</text:p>
          </table:table-cell>
          <table:table-cell office:value-type="float" office:value="0.0910683649999555" calcext:value-type="float">
            <text:p>0.091068364999956</text:p>
          </table:table-cell>
          <table:table-cell office:value-type="float" office:value="0.00734379420464393" calcext:value-type="float">
            <text:p>0.007343794204644</text:p>
          </table:table-cell>
          <table:table-cell office:value-type="string" calcext:value-type="string">
            <text:p>Add</text:p>
          </table:table-cell>
          <table:table-cell office:value-type="float" office:value="15008" calcext:value-type="float">
            <text:p>15008</text:p>
          </table:table-cell>
          <table:table-cell office:value-type="float" office:value="358592" calcext:value-type="float">
            <text:p>358592</text:p>
          </table:table-cell>
          <table:table-cell table:formula="of:=(SUM([.$J$4:.J17])-[.B17])/[.B17]" office:value-type="float" office:value="2.04977471903684" calcext:value-type="float">
            <text:p>2.04977471903684</text:p>
          </table:table-cell>
        </table:table-row>
        <table:table-row table:style-name="ro1">
          <table:table-cell office:value-type="string" calcext:value-type="string">
            <text:p>sequential-mobilenetv2_1.00_160-block_5_add-add_0</text:p>
          </table:table-cell>
          <table:table-cell office:value-type="float" office:value="0.141855187597685" calcext:value-type="float">
            <text:p>0.141855187597685</text:p>
          </table:table-cell>
          <table:table-cell office:value-type="float" office:value="0.674490036000498" calcext:value-type="float">
            <text:p>0.674490036000498</text:p>
          </table:table-cell>
          <table:table-cell office:value-type="float" office:value="1.4338" calcext:value-type="float">
            <text:p>1.4338</text:p>
          </table:table-cell>
          <table:table-cell office:value-type="float" office:value="4.4" calcext:value-type="float">
            <text:p>4.4</text:p>
          </table:table-cell>
          <table:table-cell office:value-type="float" office:value="0.00233865999325644" calcext:value-type="float">
            <text:p>0.002338659993256</text:p>
          </table:table-cell>
          <table:table-cell office:value-type="float" office:value="0.00143816799391061" calcext:value-type="float">
            <text:p>0.001438167993911</text:p>
          </table:table-cell>
          <table:table-cell office:value-type="float" office:value="409600" calcext:value-type="float">
            <text:p>409600</text:p>
          </table:table-cell>
          <table:table-cell office:value-type="float" office:value="0.0964124180027284" calcext:value-type="float">
            <text:p>0.096412418002728</text:p>
          </table:table-cell>
          <table:table-cell office:value-type="float" office:value="0.00736203000124078" calcext:value-type="float">
            <text:p>0.007362030001241</text:p>
          </table:table-cell>
          <table:table-cell office:value-type="string" calcext:value-type="string">
            <text:p>Add</text:p>
          </table:table-cell>
          <table:table-cell office:value-type="float" office:value="14432" calcext:value-type="float">
            <text:p>14432</text:p>
          </table:table-cell>
          <table:table-cell office:value-type="float" office:value="358016" calcext:value-type="float">
            <text:p>358016</text:p>
          </table:table-cell>
          <table:table-cell table:formula="of:=(SUM([.$J$4:.J18])-[.B18])/[.B18]" office:value-type="float" office:value="1.92886324309049" calcext:value-type="float">
            <text:p>1.92886324309049</text:p>
          </table:table-cell>
        </table:table-row>
        <table:table-row table:style-name="ro1">
          <table:table-cell office:value-type="string" calcext:value-type="string">
            <text:p>sequential-mobilenetv2_1.00_160-block_6_expand_BN-FusedBatchNormV3_0</text:p>
          </table:table-cell>
          <table:table-cell office:value-type="float" office:value="0.144850432197563" calcext:value-type="float">
            <text:p>0.144850432197563</text:p>
          </table:table-cell>
          <table:table-cell office:value-type="float" office:value="0.785912000195822" calcext:value-type="float">
            <text:p>0.785912000195822</text:p>
          </table:table-cell>
          <table:table-cell office:value-type="float" office:value="1.6292" calcext:value-type="float">
            <text:p>1.6292</text:p>
          </table:table-cell>
          <table:table-cell office:value-type="float" office:value="4.6" calcext:value-type="float">
            <text:p>4.6</text:p>
          </table:table-cell>
          <table:table-cell office:value-type="float" office:value="0.0133110000024317" calcext:value-type="float">
            <text:p>0.013311000002432</text:p>
          </table:table-cell>
          <table:table-cell office:value-type="float" office:value="0.00858226598938927" calcext:value-type="float">
            <text:p>0.008582265989389</text:p>
          </table:table-cell>
          <table:table-cell office:value-type="float" office:value="2457600" calcext:value-type="float">
            <text:p>2457600</text:p>
          </table:table-cell>
          <table:table-cell office:value-type="float" office:value="0.169897977990331" calcext:value-type="float">
            <text:p>0.169897977990331</text:p>
          </table:table-cell>
          <table:table-cell office:value-type="float" office:value="0.00639665359922219" calcext:value-type="float">
            <text:p>0.006396653599222</text:p>
          </table:table-cell>
          <table:table-cell office:value-type="string" calcext:value-type="string">
            <text:p>Conv</text:p>
          </table:table-cell>
          <table:table-cell office:value-type="float" office:value="6336" calcext:value-type="float">
            <text:p>6336</text:p>
          </table:table-cell>
          <table:table-cell office:value-type="float" office:value="6144" calcext:value-type="float">
            <text:p>6144</text:p>
          </table:table-cell>
          <table:table-cell table:formula="of:=(SUM([.$J$4:.J19])-[.B19])/[.B19]" office:value-type="float" office:value="1.91246005963165" calcext:value-type="float">
            <text:p>1.91246005963165</text:p>
          </table:table-cell>
        </table:table-row>
        <table:table-row table:style-name="ro1">
          <table:table-cell office:value-type="string" calcext:value-type="string">
            <text:p>sequential-mobilenetv2_1.00_160-block_6_pad-Pad_0</text:p>
          </table:table-cell>
          <table:table-cell office:value-type="float" office:value="0.153640113596339" calcext:value-type="float">
            <text:p>0.153640113596339</text:p>
          </table:table-cell>
          <table:table-cell office:value-type="float" office:value="0.648093540803529" calcext:value-type="float">
            <text:p>0.648093540803529</text:p>
          </table:table-cell>
          <table:table-cell office:value-type="float" office:value="1.4996" calcext:value-type="float">
            <text:p>1.4996</text:p>
          </table:table-cell>
          <table:table-cell office:value-type="float" office:value="4.6" calcext:value-type="float">
            <text:p>4.6</text:p>
          </table:table-cell>
          <table:table-cell office:value-type="float" office:value="0.0159064609906636" calcext:value-type="float">
            <text:p>0.015906460990664</text:p>
          </table:table-cell>
          <table:table-cell office:value-type="float" office:value="0.00937380301184021" calcext:value-type="float">
            <text:p>0.00937380301184</text:p>
          </table:table-cell>
          <table:table-cell office:value-type="float" office:value="2709504" calcext:value-type="float">
            <text:p>2709504</text:p>
          </table:table-cell>
          <table:table-cell office:value-type="float" office:value="0.178509203004069" calcext:value-type="float">
            <text:p>0.178509203004069</text:p>
          </table:table-cell>
          <table:table-cell office:value-type="float" office:value="0.00821205360116437" calcext:value-type="float">
            <text:p>0.008212053601164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formula="of:=(SUM([.$J$4:.J20])-[.B20])/[.B20]" office:value-type="float" office:value="1.79928946893983" calcext:value-type="float">
            <text:p>1.79928946893983</text:p>
          </table:table-cell>
        </table:table-row>
        <table:table-row table:style-name="ro1">
          <table:table-cell office:value-type="string" calcext:value-type="string">
            <text:p>sequential-mobilenetv2_1.00_160-block_6_depthwise_BN-FusedBatchNormV3_0</text:p>
          </table:table-cell>
          <table:table-cell office:value-type="float" office:value="0.135418932198081" calcext:value-type="float">
            <text:p>0.135418932198081</text:p>
          </table:table-cell>
          <table:table-cell office:value-type="float" office:value="0.641891212202609" calcext:value-type="float">
            <text:p>0.641891212202609</text:p>
          </table:table-cell>
          <table:table-cell office:value-type="float" office:value="1.4518" calcext:value-type="float">
            <text:p>1.4518</text:p>
          </table:table-cell>
          <table:table-cell office:value-type="float" office:value="4.8" calcext:value-type="float">
            <text:p>4.8</text:p>
          </table:table-cell>
          <table:table-cell office:value-type="float" office:value="0.00438669700815808" calcext:value-type="float">
            <text:p>0.004386697008158</text:p>
          </table:table-cell>
          <table:table-cell office:value-type="float" office:value="0.0020168569899397" calcext:value-type="float">
            <text:p>0.00201685698994</text:p>
          </table:table-cell>
          <table:table-cell office:value-type="float" office:value="614400" calcext:value-type="float">
            <text:p>614400</text:p>
          </table:table-cell>
          <table:table-cell office:value-type="float" office:value="0.114678206999088" calcext:value-type="float">
            <text:p>0.114678206999088</text:p>
          </table:table-cell>
          <table:table-cell office:value-type="float" office:value="0.00416075420798734" calcext:value-type="float">
            <text:p>0.004160754207987</text:p>
          </table:table-cell>
          <table:table-cell office:value-type="string" calcext:value-type="string">
            <text:p>Conv</text:p>
          </table:table-cell>
          <table:table-cell office:value-type="float" office:value="1920" calcext:value-type="float">
            <text:p>1920</text:p>
          </table:table-cell>
          <table:table-cell office:value-type="float" office:value="331776" calcext:value-type="float">
            <text:p>331776</text:p>
          </table:table-cell>
          <table:table-cell table:formula="of:=(SUM([.$J$4:.J21])-[.B21])/[.B21]" office:value-type="float" office:value="2.20667058258706" calcext:value-type="float">
            <text:p>2.20667058258706</text:p>
          </table:table-cell>
        </table:table-row>
        <table:table-row table:style-name="ro1">
          <table:table-cell office:value-type="string" calcext:value-type="string">
            <text:p>sequential-mobilenetv2_1.00_160-block_6_project_BN-FusedBatchNormV3_0</text:p>
          </table:table-cell>
          <table:table-cell office:value-type="float" office:value="0.143641730601666" calcext:value-type="float">
            <text:p>0.143641730601666</text:p>
          </table:table-cell>
          <table:table-cell office:value-type="float" office:value="0.720598207600415" calcext:value-type="float">
            <text:p>0.720598207600415</text:p>
          </table:table-cell>
          <table:table-cell office:value-type="float" office:value="1.513" calcext:value-type="float">
            <text:p>1.513</text:p>
          </table:table-cell>
          <table:table-cell office:value-type="float" office:value="4.4" calcext:value-type="float">
            <text:p>4.4</text:p>
          </table:table-cell>
          <table:table-cell office:value-type="float" office:value="0.00163477000023704" calcext:value-type="float">
            <text:p>0.001634770000237</text:p>
          </table:table-cell>
          <table:table-cell office:value-type="float" office:value="0.00073202300700359" calcext:value-type="float">
            <text:p>0.000732023007004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0988218959973892" calcext:value-type="float">
            <text:p>0.098821895997389</text:p>
          </table:table-cell>
          <table:table-cell office:value-type="float" office:value="0.0033400009968318" calcext:value-type="float">
            <text:p>0.003340000996832</text:p>
          </table:table-cell>
          <table:table-cell office:value-type="string" calcext:value-type="string">
            <text:p>Conv</text:p>
          </table:table-cell>
          <table:table-cell office:value-type="float" office:value="12352" calcext:value-type="float">
            <text:p>12352</text:p>
          </table:table-cell>
          <table:table-cell office:value-type="float" office:value="12864" calcext:value-type="float">
            <text:p>12864</text:p>
          </table:table-cell>
          <table:table-cell table:formula="of:=(SUM([.$J$4:.J22])-[.B22])/[.B22]" office:value-type="float" office:value="2.04635641306241" calcext:value-type="float">
            <text:p>2.04635641306241</text:p>
          </table:table-cell>
        </table:table-row>
        <table:table-row table:style-name="ro1">
          <table:table-cell office:value-type="string" calcext:value-type="string">
            <text:p>sequential-mobilenetv2_1.00_160-block_7_add-add_0</text:p>
          </table:table-cell>
          <table:table-cell office:value-type="float" office:value="0.159694939592737" calcext:value-type="float">
            <text:p>0.159694939592737</text:p>
          </table:table-cell>
          <table:table-cell office:value-type="float" office:value="0.602739777803072" calcext:value-type="float">
            <text:p>0.602739777803072</text:p>
          </table:table-cell>
          <table:table-cell office:value-type="float" office:value="1.4354" calcext:value-type="float">
            <text:p>1.4354</text:p>
          </table:table-cell>
          <table:table-cell office:value-type="float" office:value="4.4" calcext:value-type="float">
            <text:p>4.4</text:p>
          </table:table-cell>
          <table:table-cell office:value-type="float" office:value="0.00124708701332565" calcext:value-type="float">
            <text:p>0.001247087013326</text:p>
          </table:table-cell>
          <table:table-cell office:value-type="float" office:value="0.000786924007115886" calcext:value-type="float">
            <text:p>0.000786924007116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0943143300100928" calcext:value-type="float">
            <text:p>0.094314330010093</text:p>
          </table:table-cell>
          <table:table-cell office:value-type="float" office:value="0.0064787060051458" calcext:value-type="float">
            <text:p>0.006478706005146</text:p>
          </table:table-cell>
          <table:table-cell office:value-type="string" calcext:value-type="string">
            <text:p>Add</text:p>
          </table:table-cell>
          <table:table-cell office:value-type="float" office:value="54592" calcext:value-type="float">
            <text:p>54592</text:p>
          </table:table-cell>
          <table:table-cell office:value-type="float" office:value="1386112" calcext:value-type="float">
            <text:p>1386112</text:p>
          </table:table-cell>
          <table:table-cell table:formula="of:=(SUM([.$J$4:.J23])-[.B23])/[.B23]" office:value-type="float" office:value="1.7806930785621" calcext:value-type="float">
            <text:p>1.7806930785621</text:p>
          </table:table-cell>
        </table:table-row>
        <table:table-row table:style-name="ro1">
          <table:table-cell office:value-type="string" calcext:value-type="string">
            <text:p>sequential-mobilenetv2_1.00_160-block_8_add-add_0</text:p>
          </table:table-cell>
          <table:table-cell office:value-type="float" office:value="0.142801282997243" calcext:value-type="float">
            <text:p>0.142801282997243</text:p>
          </table:table-cell>
          <table:table-cell office:value-type="float" office:value="0.62385816439637" calcext:value-type="float">
            <text:p>0.62385816439637</text:p>
          </table:table-cell>
          <table:table-cell office:value-type="float" office:value="1.4038" calcext:value-type="float">
            <text:p>1.4038</text:p>
          </table:table-cell>
          <table:table-cell office:value-type="float" office:value="4.4" calcext:value-type="float">
            <text:p>4.4</text:p>
          </table:table-cell>
          <table:table-cell office:value-type="float" office:value="0.00125471600040328" calcext:value-type="float">
            <text:p>0.001254716000403</text:p>
          </table:table-cell>
          <table:table-cell office:value-type="float" office:value="0.000825524999527261" calcext:value-type="float">
            <text:p>0.000825524999527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0972481299977517" calcext:value-type="float">
            <text:p>0.097248129997752</text:p>
          </table:table-cell>
          <table:table-cell office:value-type="float" office:value="0.00662566359387711" calcext:value-type="float">
            <text:p>0.006625663593877</text:p>
          </table:table-cell>
          <table:table-cell office:value-type="string" calcext:value-type="string">
            <text:p>Add</text:p>
          </table:table-cell>
          <table:table-cell office:value-type="float" office:value="53440" calcext:value-type="float">
            <text:p>53440</text:p>
          </table:table-cell>
          <table:table-cell office:value-type="float" office:value="1384960" calcext:value-type="float">
            <text:p>1384960</text:p>
          </table:table-cell>
          <table:table-cell table:formula="of:=(SUM([.$J$4:.J24])-[.B24])/[.B24]" office:value-type="float" office:value="2.1560520139689" calcext:value-type="float">
            <text:p>2.1560520139689</text:p>
          </table:table-cell>
        </table:table-row>
        <table:table-row table:style-name="ro1">
          <table:table-cell office:value-type="string" calcext:value-type="string">
            <text:p>sequential-mobilenetv2_1.00_160-block_9_add-add_0</text:p>
          </table:table-cell>
          <table:table-cell office:value-type="float" office:value="0.159014129999559" calcext:value-type="float">
            <text:p>0.159014129999559</text:p>
          </table:table-cell>
          <table:table-cell office:value-type="float" office:value="0.501132072997279" calcext:value-type="float">
            <text:p>0.501132072997279</text:p>
          </table:table-cell>
          <table:table-cell office:value-type="float" office:value="1.2938" calcext:value-type="float">
            <text:p>1.2938</text:p>
          </table:table-cell>
          <table:table-cell office:value-type="float" office:value="4" calcext:value-type="float">
            <text:p>4</text:p>
          </table:table-cell>
          <table:table-cell office:value-type="float" office:value="0.00134547699417453" calcext:value-type="float">
            <text:p>0.001345476994175</text:p>
          </table:table-cell>
          <table:table-cell office:value-type="float" office:value="0.000795302999904379" calcext:value-type="float">
            <text:p>0.000795302999904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10377736701048" calcext:value-type="float">
            <text:p>0.10377736701048</text:p>
          </table:table-cell>
          <table:table-cell office:value-type="float" office:value="0.00669695720425807" calcext:value-type="float">
            <text:p>0.006696957204258</text:p>
          </table:table-cell>
          <table:table-cell office:value-type="string" calcext:value-type="string">
            <text:p>Add</text:p>
          </table:table-cell>
          <table:table-cell office:value-type="float" office:value="53440" calcext:value-type="float">
            <text:p>53440</text:p>
          </table:table-cell>
          <table:table-cell office:value-type="float" office:value="1384960" calcext:value-type="float">
            <text:p>1384960</text:p>
          </table:table-cell>
          <table:table-cell table:formula="of:=(SUM([.$J$4:.J25])-[.B25])/[.B25]" office:value-type="float" office:value="1.87638107384745" calcext:value-type="float">
            <text:p>1.87638107384745</text:p>
          </table:table-cell>
        </table:table-row>
        <table:table-row table:style-name="ro1">
          <table:table-cell office:value-type="string" calcext:value-type="string">
            <text:p>sequential-mobilenetv2_1.00_160-block_10_expand_BN-FusedBatchNormV3_0</text:p>
          </table:table-cell>
          <table:table-cell office:value-type="float" office:value="0.161073259398108" calcext:value-type="float">
            <text:p>0.161073259398108</text:p>
          </table:table-cell>
          <table:table-cell office:value-type="float" office:value="0.575603735796176" calcext:value-type="float">
            <text:p>0.575603735796176</text:p>
          </table:table-cell>
          <table:table-cell office:value-type="float" office:value="1.4044" calcext:value-type="float">
            <text:p>1.4044</text:p>
          </table:table-cell>
          <table:table-cell office:value-type="float" office:value="4.6" calcext:value-type="float">
            <text:p>4.6</text:p>
          </table:table-cell>
          <table:table-cell office:value-type="float" office:value="0.00690439299796708" calcext:value-type="float">
            <text:p>0.006904392997967</text:p>
          </table:table-cell>
          <table:table-cell office:value-type="float" office:value="0.00407808300224133" calcext:value-type="float">
            <text:p>0.004078083002241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.139350347002619" calcext:value-type="float">
            <text:p>0.139350347002619</text:p>
          </table:table-cell>
          <table:table-cell office:value-type="float" office:value="0.00493525619967841" calcext:value-type="float">
            <text:p>0.004935256199678</text:p>
          </table:table-cell>
          <table:table-cell office:value-type="string" calcext:value-type="string">
            <text:p>Conv</text:p>
          </table:table-cell>
          <table:table-cell office:value-type="float" office:value="24960" calcext:value-type="float">
            <text:p>24960</text:p>
          </table:table-cell>
          <table:table-cell office:value-type="float" office:value="24576" calcext:value-type="float">
            <text:p>24576</text:p>
          </table:table-cell>
          <table:table-cell table:formula="of:=(SUM([.$J$4:.J26])-[.B26])/[.B26]" office:value-type="float" office:value="1.87024979771508" calcext:value-type="float">
            <text:p>1.87024979771508</text:p>
          </table:table-cell>
        </table:table-row>
        <table:table-row table:style-name="ro1">
          <table:table-cell office:value-type="string" calcext:value-type="string">
            <text:p>sequential-mobilenetv2_1.00_160-block_10_depthwise_BN-FusedBatchNormV3_0</text:p>
          </table:table-cell>
          <table:table-cell office:value-type="float" office:value="0.141765578606282" calcext:value-type="float">
            <text:p>0.141765578606282</text:p>
          </table:table-cell>
          <table:table-cell office:value-type="float" office:value="0.582580125998356" calcext:value-type="float">
            <text:p>0.582580125998356</text:p>
          </table:table-cell>
          <table:table-cell office:value-type="float" office:value="1.3776" calcext:value-type="float">
            <text:p>1.3776</text:p>
          </table:table-cell>
          <table:table-cell office:value-type="float" office:value="4.8" calcext:value-type="float">
            <text:p>4.8</text:p>
          </table:table-cell>
          <table:table-cell office:value-type="float" office:value="0.00739958600024693" calcext:value-type="float">
            <text:p>0.007399586000247</text:p>
          </table:table-cell>
          <table:table-cell office:value-type="float" office:value="0.00422054200316779" calcext:value-type="float">
            <text:p>0.004220542003168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.123818976004259" calcext:value-type="float">
            <text:p>0.123818976004259</text:p>
          </table:table-cell>
          <table:table-cell office:value-type="float" office:value="0.00485217880050186" calcext:value-type="float">
            <text:p>0.004852178800502</text:p>
          </table:table-cell>
          <table:table-cell office:value-type="string" calcext:value-type="string">
            <text:p>Conv</text:p>
          </table:table-cell>
          <table:table-cell office:value-type="float" office:value="3840" calcext:value-type="float">
            <text:p>3840</text:p>
          </table:table-cell>
          <table:table-cell office:value-type="float" office:value="1328256" calcext:value-type="float">
            <text:p>1328256</text:p>
          </table:table-cell>
          <table:table-cell table:formula="of:=(SUM([.$J$4:.J27])-[.B27])/[.B27]" office:value-type="float" office:value="2.29538858161531" calcext:value-type="float">
            <text:p>2.29538858161531</text:p>
          </table:table-cell>
        </table:table-row>
        <table:table-row table:style-name="ro1">
          <table:table-cell office:value-type="string" calcext:value-type="string">
            <text:p>sequential-mobilenetv2_1.00_160-block_10_project_BN-FusedBatchNormV3_0</text:p>
          </table:table-cell>
          <table:table-cell office:value-type="float" office:value="0.164335530198878" calcext:value-type="float">
            <text:p>0.164335530198878</text:p>
          </table:table-cell>
          <table:table-cell office:value-type="float" office:value="0.480222837399924" calcext:value-type="float">
            <text:p>0.480222837399924</text:p>
          </table:table-cell>
          <table:table-cell office:value-type="float" office:value="1.3206" calcext:value-type="float">
            <text:p>1.3206</text:p>
          </table:table-cell>
          <table:table-cell office:value-type="float" office:value="4" calcext:value-type="float">
            <text:p>4</text:p>
          </table:table-cell>
          <table:table-cell office:value-type="float" office:value="0.00250990600034129" calcext:value-type="float">
            <text:p>0.002509906000341</text:p>
          </table:table-cell>
          <table:table-cell office:value-type="float" office:value="0.00122301800001878" calcext:value-type="float">
            <text:p>0.001223018000019</text:p>
          </table:table-cell>
          <table:table-cell office:value-type="float" office:value="307200" calcext:value-type="float">
            <text:p>307200</text:p>
          </table:table-cell>
          <table:table-cell office:value-type="float" office:value="0.099161042002379" calcext:value-type="float">
            <text:p>0.099161042002379</text:p>
          </table:table-cell>
          <table:table-cell office:value-type="float" office:value="0.00530894360272214" calcext:value-type="float">
            <text:p>0.005308943602722</text:p>
          </table:table-cell>
          <table:table-cell office:value-type="string" calcext:value-type="string">
            <text:p>Conv</text:p>
          </table:table-cell>
          <table:table-cell office:value-type="float" office:value="36960" calcext:value-type="float">
            <text:p>36960</text:p>
          </table:table-cell>
          <table:table-cell office:value-type="float" office:value="38016" calcext:value-type="float">
            <text:p>38016</text:p>
          </table:table-cell>
          <table:table-cell table:formula="of:=(SUM([.$J$4:.J28])-[.B28])/[.B28]" office:value-type="float" office:value="1.87510322348526" calcext:value-type="float">
            <text:p>1.87510322348526</text:p>
          </table:table-cell>
        </table:table-row>
        <table:table-row table:style-name="ro1">
          <table:table-cell office:value-type="string" calcext:value-type="string">
            <text:p>sequential-mobilenetv2_1.00_160-block_11_add-add_0</text:p>
          </table:table-cell>
          <table:table-cell office:value-type="float" office:value="0.161544998202589" calcext:value-type="float">
            <text:p>0.161544998202589</text:p>
          </table:table-cell>
          <table:table-cell office:value-type="float" office:value="0.401772566200816" calcext:value-type="float">
            <text:p>0.401772566200816</text:p>
          </table:table-cell>
          <table:table-cell office:value-type="float" office:value="1.2354" calcext:value-type="float">
            <text:p>1.2354</text:p>
          </table:table-cell>
          <table:table-cell office:value-type="float" office:value="4" calcext:value-type="float">
            <text:p>4</text:p>
          </table:table-cell>
          <table:table-cell office:value-type="float" office:value="0.00166340400755871" calcext:value-type="float">
            <text:p>0.001663404007559</text:p>
          </table:table-cell>
          <table:table-cell office:value-type="float" office:value="0.00115980400005355" calcext:value-type="float">
            <text:p>0.001159804000054</text:p>
          </table:table-cell>
          <table:table-cell office:value-type="float" office:value="307200" calcext:value-type="float">
            <text:p>307200</text:p>
          </table:table-cell>
          <table:table-cell office:value-type="float" office:value="0.0952529770002002" calcext:value-type="float">
            <text:p>0.0952529770002</text:p>
          </table:table-cell>
          <table:table-cell office:value-type="float" office:value="0.010332778794691" calcext:value-type="float">
            <text:p>0.010332778794691</text:p>
          </table:table-cell>
          <table:table-cell office:value-type="string" calcext:value-type="string">
            <text:p>Add</text:p>
          </table:table-cell>
          <table:table-cell office:value-type="float" office:value="118752" calcext:value-type="float">
            <text:p>118752</text:p>
          </table:table-cell>
          <table:table-cell office:value-type="float" office:value="3111360" calcext:value-type="float">
            <text:p>3111360</text:p>
          </table:table-cell>
          <table:table-cell table:formula="of:=(SUM([.$J$4:.J29])-[.B29])/[.B29]" office:value-type="float" office:value="1.98873005524541" calcext:value-type="float">
            <text:p>1.98873005524541</text:p>
          </table:table-cell>
        </table:table-row>
        <table:table-row table:style-name="ro1">
          <table:table-cell office:value-type="string" calcext:value-type="string">
            <text:p>sequential-mobilenetv2_1.00_160-block_12_add-add_0</text:p>
          </table:table-cell>
          <table:table-cell office:value-type="float" office:value="0.183316936800838" calcext:value-type="float">
            <text:p>0.183316936800838</text:p>
          </table:table-cell>
          <table:table-cell office:value-type="float" office:value="0.353962879002211" calcext:value-type="float">
            <text:p>0.353962879002211</text:p>
          </table:table-cell>
          <table:table-cell office:value-type="float" office:value="1.1624" calcext:value-type="float">
            <text:p>1.1624</text:p>
          </table:table-cell>
          <table:table-cell office:value-type="float" office:value="4.2" calcext:value-type="float">
            <text:p>4.2</text:p>
          </table:table-cell>
          <table:table-cell office:value-type="float" office:value="0.00210054300259799" calcext:value-type="float">
            <text:p>0.002100543002598</text:p>
          </table:table-cell>
          <table:table-cell office:value-type="float" office:value="0.00107471299997997" calcext:value-type="float">
            <text:p>0.00107471299998</text:p>
          </table:table-cell>
          <table:table-cell office:value-type="float" office:value="307200" calcext:value-type="float">
            <text:p>307200</text:p>
          </table:table-cell>
          <table:table-cell office:value-type="float" office:value="0.0904418800055282" calcext:value-type="float">
            <text:p>0.090441880005528</text:p>
          </table:table-cell>
          <table:table-cell office:value-type="float" office:value="0.0103764814004535" calcext:value-type="float">
            <text:p>0.010376481400454</text:p>
          </table:table-cell>
          <table:table-cell office:value-type="string" calcext:value-type="string">
            <text:p>Add</text:p>
          </table:table-cell>
          <table:table-cell office:value-type="float" office:value="117024" calcext:value-type="float">
            <text:p>117024</text:p>
          </table:table-cell>
          <table:table-cell office:value-type="float" office:value="3109632" calcext:value-type="float">
            <text:p>3109632</text:p>
          </table:table-cell>
          <table:table-cell table:formula="of:=(SUM([.$J$4:.J30])-[.B30])/[.B30]" office:value-type="float" office:value="1.69037264864903" calcext:value-type="float">
            <text:p>1.69037264864903</text:p>
          </table:table-cell>
        </table:table-row>
        <table:table-row table:style-name="ro1">
          <table:table-cell office:value-type="string" calcext:value-type="string">
            <text:p>sequential-mobilenetv2_1.00_160-block_13_expand_BN-FusedBatchNormV3_0</text:p>
          </table:table-cell>
          <table:table-cell office:value-type="float" office:value="0.192742194602033" calcext:value-type="float">
            <text:p>0.192742194602033</text:p>
          </table:table-cell>
          <table:table-cell office:value-type="float" office:value="0.297426695001195" calcext:value-type="float">
            <text:p>0.297426695001195</text:p>
          </table:table-cell>
          <table:table-cell office:value-type="float" office:value="1.111" calcext:value-type="float">
            <text:p>1.111</text:p>
          </table:table-cell>
          <table:table-cell office:value-type="float" office:value="4" calcext:value-type="float">
            <text:p>4</text:p>
          </table:table-cell>
          <table:table-cell office:value-type="float" office:value="0.0106031780014746" calcext:value-type="float">
            <text:p>0.010603178001475</text:p>
          </table:table-cell>
          <table:table-cell office:value-type="float" office:value="0.00658180098980665" calcext:value-type="float">
            <text:p>0.006581800989807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0.151613691006787" calcext:value-type="float">
            <text:p>0.151613691006787</text:p>
          </table:table-cell>
          <table:table-cell office:value-type="float" office:value="0.00710278520127758" calcext:value-type="float">
            <text:p>0.007102785201278</text:p>
          </table:table-cell>
          <table:table-cell office:value-type="string" calcext:value-type="string">
            <text:p>Conv</text:p>
          </table:table-cell>
          <table:table-cell office:value-type="float" office:value="55872" calcext:value-type="float">
            <text:p>55872</text:p>
          </table:table-cell>
          <table:table-cell office:value-type="float" office:value="55296" calcext:value-type="float">
            <text:p>55296</text:p>
          </table:table-cell>
          <table:table-cell table:formula="of:=(SUM([.$J$4:.J31])-[.B31])/[.B31]" office:value-type="float" office:value="1.59566235113885" calcext:value-type="float">
            <text:p>1.59566235113885</text:p>
          </table:table-cell>
        </table:table-row>
        <table:table-row table:style-name="ro1">
          <table:table-cell office:value-type="string" calcext:value-type="string">
            <text:p>sequential-mobilenetv2_1.00_160-block_13_pad-Pad_0</text:p>
          </table:table-cell>
          <table:table-cell office:value-type="float" office:value="0.186573692801176" calcext:value-type="float">
            <text:p>0.186573692801176</text:p>
          </table:table-cell>
          <table:table-cell office:value-type="float" office:value="0.292299498600187" calcext:value-type="float">
            <text:p>0.292299498600187</text:p>
          </table:table-cell>
          <table:table-cell office:value-type="float" office:value="1.1338" calcext:value-type="float">
            <text:p>1.1338</text:p>
          </table:table-cell>
          <table:table-cell office:value-type="float" office:value="4" calcext:value-type="float">
            <text:p>4</text:p>
          </table:table-cell>
          <table:table-cell office:value-type="float" office:value="0.0127644559979672" calcext:value-type="float">
            <text:p>0.012764455997967</text:p>
          </table:table-cell>
          <table:table-cell office:value-type="float" office:value="0.00770588200248312" calcext:value-type="float">
            <text:p>0.007705882002483</text:p>
          </table:table-cell>
          <table:table-cell office:value-type="float" office:value="2230272" calcext:value-type="float">
            <text:p>2230272</text:p>
          </table:table-cell>
          <table:table-cell office:value-type="float" office:value="0.165404421000858" calcext:value-type="float">
            <text:p>0.165404421000858</text:p>
          </table:table-cell>
          <table:table-cell office:value-type="float" office:value="0.00923484059458133" calcext:value-type="float">
            <text:p>0.009234840594581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table:formula="of:=(SUM([.$J$4:.J32])-[.B32])/[.B32]" office:value-type="float" office:value="1.73097718627428" calcext:value-type="float">
            <text:p>1.73097718627428</text:p>
          </table:table-cell>
        </table:table-row>
        <table:table-row table:style-name="ro1">
          <table:table-cell office:value-type="string" calcext:value-type="string">
            <text:p>sequential-mobilenetv2_1.00_160-block_13_depthwise_BN-FusedBatchNormV3_0</text:p>
          </table:table-cell>
          <table:table-cell office:value-type="float" office:value="0.191802824000479" calcext:value-type="float">
            <text:p>0.191802824000479</text:p>
          </table:table-cell>
          <table:table-cell office:value-type="float" office:value="0.285788330805371" calcext:value-type="float">
            <text:p>0.285788330805371</text:p>
          </table:table-cell>
          <table:table-cell office:value-type="float" office:value="1.1008" calcext:value-type="float">
            <text:p>1.1008</text:p>
          </table:table-cell>
          <table:table-cell office:value-type="float" office:value="4" calcext:value-type="float">
            <text:p>4</text:p>
          </table:table-cell>
          <table:table-cell office:value-type="float" office:value="0.00355328900332097" calcext:value-type="float">
            <text:p>0.003553289003321</text:p>
          </table:table-cell>
          <table:table-cell office:value-type="float" office:value="0.00156275100016501" calcext:value-type="float">
            <text:p>0.001562751000165</text:p>
          </table:table-cell>
          <table:table-cell office:value-type="float" office:value="460800" calcext:value-type="float">
            <text:p>460800</text:p>
          </table:table-cell>
          <table:table-cell office:value-type="float" office:value="0.11127530199883" calcext:value-type="float">
            <text:p>0.11127530199883</text:p>
          </table:table-cell>
          <table:table-cell office:value-type="float" office:value="0.00375614140066318" calcext:value-type="float">
            <text:p>0.003756141400663</text:p>
          </table:table-cell>
          <table:table-cell office:value-type="string" calcext:value-type="string">
            <text:p>Conv</text:p>
          </table:table-cell>
          <table:table-cell office:value-type="float" office:value="5760" calcext:value-type="float">
            <text:p>5760</text:p>
          </table:table-cell>
          <table:table-cell office:value-type="float" office:value="2985984" calcext:value-type="float">
            <text:p>2985984</text:p>
          </table:table-cell>
          <table:table-cell table:formula="of:=(SUM([.$J$4:.J33])-[.B33])/[.B33]" office:value-type="float" office:value="1.67610574909126" calcext:value-type="float">
            <text:p>1.67610574909126</text:p>
          </table:table-cell>
        </table:table-row>
        <table:table-row table:style-name="ro1">
          <table:table-cell office:value-type="string" calcext:value-type="string">
            <text:p>sequential-mobilenetv2_1.00_160-block_13_project_BN-FusedBatchNormV3_0</text:p>
          </table:table-cell>
          <table:table-cell office:value-type="float" office:value="0.196007010800531" calcext:value-type="float">
            <text:p>0.196007010800531</text:p>
          </table:table-cell>
          <table:table-cell office:value-type="float" office:value="0.262108612793963" calcext:value-type="float">
            <text:p>0.262108612793963</text:p>
          </table:table-cell>
          <table:table-cell office:value-type="float" office:value="1.072" calcext:value-type="float">
            <text:p>1.072</text:p>
          </table:table-cell>
          <table:table-cell office:value-type="float" office:value="4.2" calcext:value-type="float">
            <text:p>4.2</text:p>
          </table:table-cell>
          <table:table-cell office:value-type="float" office:value="0.00123323300795164" calcext:value-type="float">
            <text:p>0.001233233007952</text:p>
          </table:table-cell>
          <table:table-cell office:value-type="float" office:value="0.000497617002110928" calcext:value-type="float">
            <text:p>0.000497617002111</text:p>
          </table:table-cell>
          <table:table-cell office:value-type="float" office:value="128000" calcext:value-type="float">
            <text:p>128000</text:p>
          </table:table-cell>
          <table:table-cell office:value-type="float" office:value="0.0905082959943684" calcext:value-type="float">
            <text:p>0.090508295994368</text:p>
          </table:table-cell>
          <table:table-cell office:value-type="float" office:value="0.0038848754047649" calcext:value-type="float">
            <text:p>0.003884875404765</text:p>
          </table:table-cell>
          <table:table-cell office:value-type="string" calcext:value-type="string">
            <text:p>Conv</text:p>
          </table:table-cell>
          <table:table-cell office:value-type="float" office:value="92320" calcext:value-type="float">
            <text:p>92320</text:p>
          </table:table-cell>
          <table:table-cell office:value-type="float" office:value="93888" calcext:value-type="float">
            <text:p>93888</text:p>
          </table:table-cell>
          <table:table-cell table:formula="of:=(SUM([.$J$4:.J34])-[.B34])/[.B34]" office:value-type="float" office:value="1.63852559810061" calcext:value-type="float">
            <text:p>1.63852559810061</text:p>
          </table:table-cell>
        </table:table-row>
        <table:table-row table:style-name="ro1">
          <table:table-cell office:value-type="string" calcext:value-type="string">
            <text:p>sequential-mobilenetv2_1.00_160-block_14_add-add_0</text:p>
          </table:table-cell>
          <table:table-cell office:value-type="float" office:value="0.209535881603369" calcext:value-type="float">
            <text:p>0.209535881603369</text:p>
          </table:table-cell>
          <table:table-cell office:value-type="float" office:value="0.20310920799966" calcext:value-type="float">
            <text:p>0.20310920799966</text:p>
          </table:table-cell>
          <table:table-cell office:value-type="float" office:value="0.9584" calcext:value-type="float">
            <text:p>0.9584</text:p>
          </table:table-cell>
          <table:table-cell office:value-type="float" office:value="4" calcext:value-type="float">
            <text:p>4</text:p>
          </table:table-cell>
          <table:table-cell office:value-type="float" office:value="0.000949845998547971" calcext:value-type="float">
            <text:p>0.000949845998548</text:p>
          </table:table-cell>
          <table:table-cell office:value-type="float" office:value="0.000498070992762223" calcext:value-type="float">
            <text:p>0.000498070992762</text:p>
          </table:table-cell>
          <table:table-cell office:value-type="float" office:value="128000" calcext:value-type="float">
            <text:p>128000</text:p>
          </table:table-cell>
          <table:table-cell office:value-type="float" office:value="0.0851249319966883" calcext:value-type="float">
            <text:p>0.085124931996688</text:p>
          </table:table-cell>
          <table:table-cell office:value-type="float" office:value="0.010729247002746" calcext:value-type="float">
            <text:p>0.010729247002746</text:p>
          </table:table-cell>
          <table:table-cell office:value-type="string" calcext:value-type="string">
            <text:p>Add</text:p>
          </table:table-cell>
          <table:table-cell office:value-type="float" office:value="320800" calcext:value-type="float">
            <text:p>320800</text:p>
          </table:table-cell>
          <table:table-cell office:value-type="float" office:value="8614240" calcext:value-type="float">
            <text:p>8614240</text:p>
          </table:table-cell>
          <table:table-cell table:formula="of:=(SUM([.$J$4:.J35])-[.B35])/[.B35]" office:value-type="float" office:value="1.51937166258899" calcext:value-type="float">
            <text:p>1.51937166258899</text:p>
          </table:table-cell>
        </table:table-row>
        <table:table-row table:style-name="ro1">
          <table:table-cell office:value-type="string" calcext:value-type="string">
            <text:p>sequential-mobilenetv2_1.00_160-block_15_add-add_0</text:p>
          </table:table-cell>
          <table:table-cell office:value-type="float" office:value="0.20524176240142" calcext:value-type="float">
            <text:p>0.20524176240142</text:p>
          </table:table-cell>
          <table:table-cell office:value-type="float" office:value="0.180403266398935" calcext:value-type="float">
            <text:p>0.180403266398935</text:p>
          </table:table-cell>
          <table:table-cell office:value-type="float" office:value="0.9834" calcext:value-type="float">
            <text:p>0.9834</text:p>
          </table:table-cell>
          <table:table-cell office:value-type="float" office:value="4" calcext:value-type="float">
            <text:p>4</text:p>
          </table:table-cell>
          <table:table-cell office:value-type="float" office:value="0.00106996999238618" calcext:value-type="float">
            <text:p>0.001069969992386</text:p>
          </table:table-cell>
          <table:table-cell office:value-type="float" office:value="0.0005274279974401" calcext:value-type="float">
            <text:p>0.00052742799744</text:p>
          </table:table-cell>
          <table:table-cell office:value-type="float" office:value="128000" calcext:value-type="float">
            <text:p>128000</text:p>
          </table:table-cell>
          <table:table-cell office:value-type="float" office:value="0.102355888986494" calcext:value-type="float">
            <text:p>0.102355888986494</text:p>
          </table:table-cell>
          <table:table-cell office:value-type="float" office:value="0.00903737480111886" calcext:value-type="float">
            <text:p>0.009037374801119</text:p>
          </table:table-cell>
          <table:table-cell office:value-type="string" calcext:value-type="string">
            <text:p>Add</text:p>
          </table:table-cell>
          <table:table-cell office:value-type="float" office:value="317920" calcext:value-type="float">
            <text:p>317920</text:p>
          </table:table-cell>
          <table:table-cell office:value-type="float" office:value="8611360" calcext:value-type="float">
            <text:p>8611360</text:p>
          </table:table-cell>
          <table:table-cell table:formula="of:=(SUM([.$J$4:.J36])-[.B36])/[.B36]" office:value-type="float" office:value="1.61611540909539" calcext:value-type="float">
            <text:p>1.61611540909539</text:p>
          </table:table-cell>
        </table:table-row>
        <table:table-row table:style-name="ro1">
          <table:table-cell office:value-type="string" calcext:value-type="string">
            <text:p>sequential-mobilenetv2_1.00_160-block_16_expand_BN-FusedBatchNormV3_0</text:p>
          </table:table-cell>
          <table:table-cell office:value-type="float" office:value="0.209328718003235" calcext:value-type="float">
            <text:p>0.209328718003235</text:p>
          </table:table-cell>
          <table:table-cell office:value-type="float" office:value="0.126619243202731" calcext:value-type="float">
            <text:p>0.126619243202731</text:p>
          </table:table-cell>
          <table:table-cell office:value-type="float" office:value="0.9126" calcext:value-type="float">
            <text:p>0.9126</text:p>
          </table:table-cell>
          <table:table-cell office:value-type="float" office:value="4.2" calcext:value-type="float">
            <text:p>4.2</text:p>
          </table:table-cell>
          <table:table-cell office:value-type="float" office:value="0.00349775899667293" calcext:value-type="float">
            <text:p>0.003497758996673</text:p>
          </table:table-cell>
          <table:table-cell office:value-type="float" office:value="0.00262914400082082" calcext:value-type="float">
            <text:p>0.002629144000821</text:p>
          </table:table-cell>
          <table:table-cell office:value-type="float" office:value="768000" calcext:value-type="float">
            <text:p>768000</text:p>
          </table:table-cell>
          <table:table-cell office:value-type="float" office:value="0.118358248000732" calcext:value-type="float">
            <text:p>0.118358248000732</text:p>
          </table:table-cell>
          <table:table-cell office:value-type="float" office:value="0.0053394926013425" calcext:value-type="float">
            <text:p>0.005339492601343</text:p>
          </table:table-cell>
          <table:table-cell office:value-type="string" calcext:value-type="string">
            <text:p>Conv</text:p>
          </table:table-cell>
          <table:table-cell office:value-type="float" office:value="154560" calcext:value-type="float">
            <text:p>154560</text:p>
          </table:table-cell>
          <table:table-cell office:value-type="float" office:value="153600" calcext:value-type="float">
            <text:p>153600</text:p>
          </table:table-cell>
          <table:table-cell table:formula="of:=(SUM([.$J$4:.J37])-[.B37])/[.B37]" office:value-type="float" office:value="1.59054579315396" calcext:value-type="float">
            <text:p>1.59054579315396</text:p>
          </table:table-cell>
        </table:table-row>
        <table:table-row table:style-name="ro1">
          <table:table-cell office:value-type="string" calcext:value-type="string">
            <text:p>sequential-mobilenetv2_1.00_160-block_16_depthwise_BN-FusedBatchNormV3_0</text:p>
          </table:table-cell>
          <table:table-cell office:value-type="float" office:value="0.212724740002886" calcext:value-type="float">
            <text:p>0.212724740002886</text:p>
          </table:table-cell>
          <table:table-cell office:value-type="float" office:value="0.140163218000089" calcext:value-type="float">
            <text:p>0.140163218000089</text:p>
          </table:table-cell>
          <table:table-cell office:value-type="float" office:value="0.9192" calcext:value-type="float">
            <text:p>0.9192</text:p>
          </table:table-cell>
          <table:table-cell office:value-type="float" office:value="3.8" calcext:value-type="float">
            <text:p>3.8</text:p>
          </table:table-cell>
          <table:table-cell office:value-type="float" office:value="0.00463704099820461" calcext:value-type="float">
            <text:p>0.004637040998205</text:p>
          </table:table-cell>
          <table:table-cell office:value-type="float" office:value="0.00251823299913667" calcext:value-type="float">
            <text:p>0.002518232999137</text:p>
          </table:table-cell>
          <table:table-cell office:value-type="float" office:value="768000" calcext:value-type="float">
            <text:p>768000</text:p>
          </table:table-cell>
          <table:table-cell office:value-type="float" office:value="0.0967014159978135" calcext:value-type="float">
            <text:p>0.096701415997814</text:p>
          </table:table-cell>
          <table:table-cell office:value-type="float" office:value="0.00357140499691013" calcext:value-type="float">
            <text:p>0.00357140499691</text:p>
          </table:table-cell>
          <table:table-cell office:value-type="string" calcext:value-type="string">
            <text:p>Conv</text:p>
          </table:table-cell>
          <table:table-cell office:value-type="float" office:value="9600" calcext:value-type="float">
            <text:p>9600</text:p>
          </table:table-cell>
          <table:table-cell office:value-type="float" office:value="8297280" calcext:value-type="float">
            <text:p>8297280</text:p>
          </table:table-cell>
          <table:table-cell table:formula="of:=(SUM([.$J$4:.J38])-[.B38])/[.B38]" office:value-type="float" office:value="1.56597814997492" calcext:value-type="float">
            <text:p>1.56597814997492</text:p>
          </table:table-cell>
        </table:table-row>
        <table:table-row table:style-name="ro1">
          <table:table-cell office:value-type="string" calcext:value-type="string">
            <text:p>sequential-mobilenetv2_1.00_160-block_16_project_BN-FusedBatchNormV3_0</text:p>
          </table:table-cell>
          <table:table-cell office:value-type="float" office:value="0.220968418999109" calcext:value-type="float">
            <text:p>0.220968418999109</text:p>
          </table:table-cell>
          <table:table-cell office:value-type="float" office:value="0.0811296182015212" calcext:value-type="float">
            <text:p>0.081129618201521</text:p>
          </table:table-cell>
          <table:table-cell office:value-type="float" office:value="0.8742" calcext:value-type="float">
            <text:p>0.8742</text:p>
          </table:table-cell>
          <table:table-cell office:value-type="float" office:value="4" calcext:value-type="float">
            <text:p>4</text:p>
          </table:table-cell>
          <table:table-cell office:value-type="float" office:value="0.0020245689956937" calcext:value-type="float">
            <text:p>0.002024568995694</text:p>
          </table:table-cell>
          <table:table-cell office:value-type="float" office:value="0.000874603996635415" calcext:value-type="float">
            <text:p>0.000874603996635</text:p>
          </table:table-cell>
          <table:table-cell office:value-type="float" office:value="256000" calcext:value-type="float">
            <text:p>256000</text:p>
          </table:table-cell>
          <table:table-cell office:value-type="float" office:value="0.0980634559964529" calcext:value-type="float">
            <text:p>0.098063455996453</text:p>
          </table:table-cell>
          <table:table-cell office:value-type="float" office:value="0.00871619080426171" calcext:value-type="float">
            <text:p>0.008716190804262</text:p>
          </table:table-cell>
          <table:table-cell office:value-type="string" calcext:value-type="string">
            <text:p>Conv</text:p>
          </table:table-cell>
          <table:table-cell office:value-type="float" office:value="307520" calcext:value-type="float">
            <text:p>307520</text:p>
          </table:table-cell>
          <table:table-cell office:value-type="float" office:value="310080" calcext:value-type="float">
            <text:p>310080</text:p>
          </table:table-cell>
          <table:table-cell table:formula="of:=(SUM([.$J$4:.J39])-[.B39])/[.B39]" office:value-type="float" office:value="1.50969449898177" calcext:value-type="float">
            <text:p>1.50969449898177</text:p>
          </table:table-cell>
        </table:table-row>
        <table:table-row table:style-name="ro1">
          <table:table-cell office:value-type="string" calcext:value-type="string">
            <text:p>sequential-mobilenetv2_1.00_160-Conv_1-Conv2D_0</text:p>
          </table:table-cell>
          <table:table-cell office:value-type="float" office:value="0.228529236401664" calcext:value-type="float">
            <text:p>0.228529236401664</text:p>
          </table:table-cell>
          <table:table-cell office:value-type="float" office:value="0.0610617778031155" calcext:value-type="float">
            <text:p>0.061061777803116</text:p>
          </table:table-cell>
          <table:table-cell office:value-type="float" office:value="0.8146" calcext:value-type="float">
            <text:p>0.8146</text:p>
          </table:table-cell>
          <table:table-cell office:value-type="float" office:value="4" calcext:value-type="float">
            <text:p>4</text:p>
          </table:table-cell>
          <table:table-cell office:value-type="float" office:value="0.00487389499903657" calcext:value-type="float">
            <text:p>0.004873894999037</text:p>
          </table:table-cell>
          <table:table-cell office:value-type="float" office:value="0.00336262199562043" calcext:value-type="float">
            <text:p>0.00336262199562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0.102604416999384" calcext:value-type="float">
            <text:p>0.102604416999384</text:p>
          </table:table-cell>
          <table:table-cell office:value-type="float" office:value="0.0105864159966586" calcext:value-type="float">
            <text:p>0.010586415996659</text:p>
          </table:table-cell>
          <table:table-cell office:value-type="string" calcext:value-type="string">
            <text:p>Conv</text:p>
          </table:table-cell>
          <table:table-cell table:number-columns-repeated="2" office:value-type="float" office:value="409600" calcext:value-type="float">
            <text:p>409600</text:p>
          </table:table-cell>
          <table:table-cell table:formula="of:=(SUM([.$J$4:.J40])-[.B40])/[.B40]" office:value-type="float" office:value="1.47298617238677" calcext:value-type="float">
            <text:p>1.47298617238677</text:p>
          </table:table-cell>
        </table:table-row>
        <table:table-row table:style-name="ro1">
          <table:table-cell office:value-type="string" calcext:value-type="string">
            <text:p>sequential-mobilenetv2_1.00_160-Conv_1_bn-FusedBatchNormV3_0</text:p>
          </table:table-cell>
          <table:table-cell office:value-type="float" office:value="0.245251972801634" calcext:value-type="float">
            <text:p>0.245251972801634</text:p>
          </table:table-cell>
          <table:table-cell office:value-type="float" office:value="0.0317296110035386" calcext:value-type="float">
            <text:p>0.031729611003539</text:p>
          </table:table-cell>
          <table:table-cell office:value-type="float" office:value="0.8436" calcext:value-type="float">
            <text:p>0.8436</text:p>
          </table:table-cell>
          <table:table-cell office:value-type="float" office:value="3.8" calcext:value-type="float">
            <text:p>3.8</text:p>
          </table:table-cell>
          <table:table-cell office:value-type="float" office:value="0.00521887899958529" calcext:value-type="float">
            <text:p>0.005218878999585</text:p>
          </table:table-cell>
          <table:table-cell office:value-type="float" office:value="0.00329170700570103" calcext:value-type="float">
            <text:p>0.00329170700570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0.103307632001815" calcext:value-type="float">
            <text:p>0.103307632001815</text:p>
          </table:table-cell>
          <table:table-cell office:value-type="float" office:value="0.00298640899709426" calcext:value-type="float">
            <text:p>0.002986408997094</text:p>
          </table:table-cell>
          <table:table-cell office:value-type="string" calcext:value-type="string">
            <text:p>BatchNormalization</text:p>
          </table:table-cell>
          <table:table-cell office:value-type="float" office:value="5120" calcext:value-type="float">
            <text:p>5120</text:p>
          </table:table-cell>
          <table:table-cell office:value-type="float" office:value="3840" calcext:value-type="float">
            <text:p>3840</text:p>
          </table:table-cell>
          <table:table-cell table:formula="of:=(SUM([.$J$4:.J41])-[.B41])/[.B41]" office:value-type="float" office:value="1.31654018564833" calcext:value-type="float">
            <text:p>1.31654018564833</text:p>
          </table:table-cell>
        </table:table-row>
        <table:table-row table:style-name="ro1">
          <table:table-cell office:value-type="string" calcext:value-type="string">
            <text:p>sequential-global_average_pooling2d-Mean_0</text:p>
          </table:table-cell>
          <table:table-cell office:value-type="float" office:value="0.205133190398919" calcext:value-type="float">
            <text:p>0.205133190398919</text:p>
          </table:table-cell>
          <table:table-cell office:value-type="float" office:value="0.0288103646045784" calcext:value-type="float">
            <text:p>0.028810364604578</text:p>
          </table:table-cell>
          <table:table-cell office:value-type="float" office:value="0.8106" calcext:value-type="float">
            <text:p>0.8106</text:p>
          </table:table-cell>
          <table:table-cell office:value-type="float" office:value="3.6" calcext:value-type="float">
            <text:p>3.6</text:p>
          </table:table-cell>
          <table:table-cell office:value-type="float" office:value="0.00100266801018734" calcext:value-type="float">
            <text:p>0.001002668010187</text:p>
          </table:table-cell>
          <table:table-cell office:value-type="float" office:value="0.000219288995140232" calcext:value-type="float">
            <text:p>0.00021928899514</text:p>
          </table:table-cell>
          <table:table-cell office:value-type="float" office:value="40960" calcext:value-type="float">
            <text:p>40960</text:p>
          </table:table-cell>
          <table:table-cell office:value-type="float" office:value="0.100259479993838" calcext:value-type="float">
            <text:p>0.100259479993838</text:p>
          </table:table-cell>
          <table:table-cell office:value-type="float" office:value="0.00246985479898285" calcext:value-type="float">
            <text:p>0.002469854798983</text:p>
          </table:table-cell>
          <table:table-cell office:value-type="string" calcext:value-type="string">
            <text:p>GlobalAveragePool</text:p>
          </table:table-cell>
          <table:table-cell office:value-type="float" office:value="0" calcext:value-type="float">
            <text:p>0</text:p>
          </table:table-cell>
          <table:table-cell office:value-type="float" office:value="35840" calcext:value-type="float">
            <text:p>35840</text:p>
          </table:table-cell>
          <table:table-cell table:formula="of:=(SUM([.$J$4:.J42])-[.B42])/[.B42]" office:value-type="float" office:value="1.78163618619615" calcext:value-type="float">
            <text:p>1.78163618619615</text:p>
          </table:table-cell>
        </table:table-row>
        <table:table-row table:style-name="ro1">
          <table:table-cell office:value-type="string" calcext:value-type="string">
            <text:p>sequential-dense-MatMul_0</text:p>
          </table:table-cell>
          <table:table-cell office:value-type="float" office:value="0.258045743394177" calcext:value-type="float">
            <text:p>0.258045743394177</text:p>
          </table:table-cell>
          <table:table-cell office:value-type="float" office:value="0.029583945198101" calcext:value-type="float">
            <text:p>0.029583945198101</text:p>
          </table:table-cell>
          <table:table-cell office:value-type="float" office:value="0.8102" calcext:value-type="float">
            <text:p>0.8102</text:p>
          </table:table-cell>
          <table:table-cell office:value-type="float" office:value="3.8" calcext:value-type="float">
            <text:p>3.8</text:p>
          </table:table-cell>
          <table:table-cell office:value-type="float" office:value="0.000388975007808767" calcext:value-type="float">
            <text:p>0.000388975007809</text:p>
          </table:table-cell>
          <table:table-cell office:value-type="float" office:value="0.000094289003754966" calcext:value-type="float">
            <text:p>9.4289003754966E-05</text:p>
          </table:table-cell>
          <table:table-cell office:value-type="float" office:value="32" calcext:value-type="float">
            <text:p>32</text:p>
          </table:table-cell>
          <table:table-cell office:value-type="float" office:value="0.0938522950018523" calcext:value-type="float">
            <text:p>0.093852295001852</text:p>
          </table:table-cell>
          <table:table-cell office:value-type="float" office:value="0.00168179620231967" calcext:value-type="float">
            <text:p>0.00168179620232</text:p>
          </table:table-cell>
          <table:table-cell office:value-type="string" calcext:value-type="string">
            <text:p>MatMul</text:p>
          </table:table-cell>
          <table:table-cell table:number-columns-repeated="2" office:value-type="float" office:value="1280" calcext:value-type="float">
            <text:p>1280</text:p>
          </table:table-cell>
          <table:table-cell table:formula="of:=(SUM([.$J$4:.J43])-[.B43])/[.B43]" office:value-type="float" office:value="1.2177761744034" calcext:value-type="float">
            <text:p>1.2177761744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7T00:59:23.505820250</dc:date>
    <meta:editing-duration>PT4M7S</meta:editing-duration>
    <meta:editing-cycles>1</meta:editing-cycles>
    <meta:document-statistic meta:table-count="1" meta:cell-count="593" meta:object-count="0"/>
    <meta:generator>LibreOffice/6.0.7.3$Linux_X86_64 LibreOffice_project/00m0$Build-3</meta:generator>
  </office:meta>
</office:document-meta>
</file>